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81d41a" fo:min-height="0.712cm"/>
      <style:paragraph-properties style:writing-mode="lr-tb"/>
    </style:style>
    <style:style style:name="gr3" style:family="graphic" style:parent-style-name="standard">
      <style:graphic-properties svg:stroke-color="#81d41a"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svg:stroke-color="#3faf46"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5" style:family="graphic" style:parent-style-name="standard">
      <style:graphic-properties svg:stroke-color="#a7074b"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svg:stroke-color="#3faf46" draw:marker-start="Circle" draw:marker-start-width="0.3cm" draw:marker-end="Arrowheads_20_2" draw:marker-end-width="0.3cm" draw:textarea-vertical-align="middle"/>
    </style:style>
    <style:style style:name="gr7" style:family="graphic" style:parent-style-name="standard">
      <style:graphic-properties svg:stroke-color="#3faf46" draw:marker-start="Circle" draw:marker-start-width="0.3cm" draw:marker-end="Arrowheads_20_3" draw:marker-end-width="0.3cm" draw:textarea-vertical-align="middle"/>
    </style:style>
    <style:style style:name="gr8" style:family="graphic" style:parent-style-name="standard">
      <style:graphic-properties svg:stroke-color="#a7074b" draw:marker-start="Square" draw:marker-start-width="0.3cm" draw:marker-end="Arrowheads_20_4" draw:marker-end-width="0.3cm" draw:textarea-vertical-align="middle"/>
    </style:style>
    <style:style style:name="gr9" style:family="graphic" style:parent-style-name="standard">
      <style:graphic-properties svg:stroke-color="#81d41a" draw:fill-color="#00a933" draw:textarea-horizontal-align="justify" draw:textarea-vertical-align="middle" draw:auto-grow-height="false" fo:min-height="0.385cm" fo:min-width="4.263cm"/>
      <style:paragraph-properties style:writing-mode="lr-tb"/>
    </style:style>
    <style:style style:name="gr10" style:family="graphic" style:parent-style-name="standard">
      <style:graphic-properties svg:stroke-color="#861141" draw:fill-color="#861141" draw:textarea-horizontal-align="justify" draw:textarea-vertical-align="middle" draw:auto-grow-height="false" fo:min-height="1.019cm" fo:min-width="3.712cm"/>
      <style:paragraph-properties style:writing-mode="lr-tb"/>
    </style:style>
    <style:style style:name="gr11" style:family="graphic" style:parent-style-name="standard">
      <style:graphic-properties svg:stroke-color="#333333" draw:marker-start="Circle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svg:stroke-color="#861141" draw:marker-start="Circle" draw:marker-start-width="0.3cm" draw:marker-end="Arrowheads_20_2" draw:marker-end-width="0.3cm" draw:textarea-vertical-align="middle"/>
    </style:style>
    <style:style style:name="gr13" style:family="graphic" style:parent-style-name="standard">
      <style:graphic-properties svg:stroke-color="#1c1c1c" draw:fill-color="#1c1c1c" draw:textarea-horizontal-align="justify" draw:textarea-vertical-align="middle" draw:auto-grow-height="false" fo:min-height="0.702cm" fo:min-width="0.77cm"/>
      <style:paragraph-properties style:writing-mode="lr-tb"/>
    </style:style>
    <style:style style:name="gr14" style:family="graphic" style:parent-style-name="standard">
      <style:graphic-properties svg:stroke-color="#861141" draw:fill-color="#861141" draw:textarea-horizontal-align="justify" draw:textarea-vertical-align="middle" draw:auto-grow-height="false" fo:min-height="0.702cm" fo:min-width="0.77cm"/>
      <style:paragraph-properties style:writing-mode="lr-tb"/>
    </style:style>
    <style:style style:name="gr15" style:family="graphic" style:parent-style-name="objectwithoutfill">
      <style:graphic-properties svg:stroke-color="#000000" draw:fill="none" draw:fill-color="#ff972f" draw:textarea-vertical-align="middle"/>
    </style:style>
    <style:style style:name="gr16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17" style:family="graphic" style:parent-style-name="standard">
      <style:graphic-properties svg:stroke-color="#81d41a" draw:fill-color="#00a933" draw:textarea-horizontal-align="justify" draw:textarea-vertical-align="middle" draw:auto-grow-height="false" fo:min-height="0.702cm" fo:min-width="0.77cm"/>
      <style:paragraph-properties style:writing-mode="lr-tb"/>
    </style:style>
    <style:style style:name="gr18" style:family="graphic" style:parent-style-name="standard">
      <style:graphic-properties svg:stroke-color="#333333" draw:fill-color="#8e86ae" draw:textarea-horizontal-align="justify" draw:textarea-vertical-align="middle" draw:auto-grow-height="false" fo:min-height="1.923cm" fo:min-width="22.677cm"/>
      <style:paragraph-properties style:writing-mode="lr-tb"/>
    </style:style>
    <style:style style:name="gr19" style:family="graphic" style:parent-style-name="standard">
      <style:graphic-properties svg:stroke-color="#333333" draw:fill-color="#ffbf00" draw:textarea-horizontal-align="justify" draw:textarea-vertical-align="middle" draw:auto-grow-height="false" fo:min-height="2.221cm" fo:min-width="3.318cm"/>
      <style:paragraph-properties style:writing-mode="lr-tb"/>
    </style:style>
    <style:style style:name="gr20" style:family="graphic" style:parent-style-name="standard">
      <style:graphic-properties svg:stroke-color="#333333" draw:fill-color="#d62e4e" draw:textarea-horizontal-align="justify" draw:textarea-vertical-align="middle" draw:auto-grow-height="false" fo:min-height="1.972cm" fo:min-width="6.485cm"/>
      <style:paragraph-properties style:writing-mode="lr-tb"/>
    </style:style>
    <style:style style:name="gr21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22" style:family="graphic" style:parent-style-name="standard">
      <style:graphic-properties svg:stroke-color="#333333" draw:fill-color="#8e86ae" draw:textarea-horizontal-align="justify" draw:textarea-vertical-align="middle" draw:auto-grow-height="false" fo:min-height="1.923cm" fo:min-width="11.565cm"/>
      <style:paragraph-properties style:writing-mode="lr-tb"/>
    </style:style>
    <style:style style:name="gr23" style:family="graphic" style:parent-style-name="standard">
      <style:graphic-properties svg:stroke-color="#a7074b" draw:fill-color="#b4c7dc" draw:textarea-horizontal-align="justify" draw:textarea-vertical-align="middle" draw:auto-grow-height="false" fo:min-height="1.02cm" fo:min-width="2.357cm"/>
      <style:paragraph-properties style:writing-mode="lr-tb"/>
    </style:style>
    <style:style style:name="gr24" style:family="graphic" style:parent-style-name="standard">
      <style:graphic-properties svg:stroke-color="#333333" draw:fill-color="#d62e4e" draw:textarea-horizontal-align="justify" draw:textarea-vertical-align="middle" draw:auto-grow-height="false" fo:min-height="1.654cm" fo:min-width="3.945cm"/>
      <style:paragraph-properties style:writing-mode="lr-tb"/>
    </style:style>
    <style:style style:name="gr25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26" style:family="graphic" style:parent-style-name="standard">
      <style:graphic-properties svg:stroke-color="#666666" draw:fill-color="#729fcf" draw:textarea-horizontal-align="justify" draw:textarea-vertical-align="middle" draw:auto-grow-height="false" fo:min-height="2.925cm" fo:min-width="12.518cm"/>
      <style:paragraph-properties style:writing-mode="lr-tb"/>
    </style:style>
    <style:style style:name="gr27" style:family="graphic" style:parent-style-name="objectwithoutfill">
      <style:graphic-properties svg:stroke-color="#333333" draw:fill="none" draw:fill-color="#ff972f" draw:textarea-vertical-align="middle"/>
    </style:style>
    <style:style style:name="gr28" style:family="graphic" style:parent-style-name="standard">
      <style:graphic-properties svg:stroke-color="#333333" draw:fill-color="#8e86ae" draw:textarea-horizontal-align="justify" draw:textarea-vertical-align="middle" draw:auto-grow-height="false" fo:min-height="2.558cm" fo:min-width="11.565cm"/>
      <style:paragraph-properties style:writing-mode="lr-tb"/>
    </style:style>
    <style:style style:name="gr29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30" style:family="graphic" style:parent-style-name="standard">
      <style:graphic-properties svg:stroke-color="#333333" draw:fill-color="#d62e4e" draw:textarea-horizontal-align="justify" draw:textarea-vertical-align="middle" draw:auto-grow-height="false" fo:min-height="1.337cm" fo:min-width="1.723cm"/>
      <style:paragraph-properties style:writing-mode="lr-tb"/>
    </style:style>
    <style:style style:name="gr31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32" style:family="graphic" style:parent-style-name="standard">
      <style:graphic-properties svg:stroke-color="#666666" draw:fill-color="#729fcf" draw:textarea-horizontal-align="justify" draw:textarea-vertical-align="middle" draw:auto-grow-height="false" fo:min-height="3.56cm" fo:min-width="12.518cm"/>
      <style:paragraph-properties style:writing-mode="lr-tb"/>
    </style:style>
    <style:style style:name="gr33" style:family="graphic" style:parent-style-name="objectwithoutfill">
      <style:graphic-properties svg:stroke-color="#666666" draw:fill="none" draw:fill-color="#ff972f" draw:textarea-vertical-align="middle"/>
    </style:style>
    <style:style style:name="gr34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35" style:family="graphic" style:parent-style-name="standard">
      <style:graphic-properties svg:stroke-color="#666666" draw:fill-color="#ffa6a6" draw:textarea-horizontal-align="justify" draw:textarea-vertical-align="middle" draw:auto-grow-height="false" fo:min-height="2.925cm" fo:min-width="12.518cm"/>
      <style:paragraph-properties style:writing-mode="lr-tb"/>
    </style:style>
    <style:style style:name="gr36" style:family="graphic" style:parent-style-name="standard">
      <style:graphic-properties svg:stroke-color="#333333" draw:fill-color="#ffbf00" draw:textarea-horizontal-align="justify" draw:textarea-vertical-align="middle" draw:auto-grow-height="false" fo:min-height="1.996cm" fo:min-width="3.318cm"/>
      <style:paragraph-properties style:writing-mode="lr-tb"/>
    </style:style>
    <style:style style:name="gr37" style:family="graphic" style:parent-style-name="standard">
      <style:graphic-properties svg:stroke-color="#333333" draw:fill-color="#f10d0c" draw:textarea-horizontal-align="justify" draw:textarea-vertical-align="middle" draw:auto-grow-height="false" fo:min-height="1.996cm" fo:min-width="3.318cm"/>
      <style:paragraph-properties style:writing-mode="lr-tb"/>
    </style:style>
    <style:style style:name="gr38" style:family="graphic" style:parent-style-name="objectwithoutfill">
      <style:graphic-properties svg:stroke-color="#000000" draw:marker-end="Arrowheads_20_5" draw:marker-end-width="0.3cm" draw:fill="none" draw:fill-color="#ff972f" draw:textarea-vertical-align="middle"/>
    </style:style>
    <style:style style:name="gr39" style:family="graphic" style:parent-style-name="standard">
      <style:graphic-properties svg:stroke-color="#333333" draw:fill-color="#2a6099" draw:textarea-horizontal-align="justify" draw:textarea-vertical-align="middle" draw:auto-grow-height="false" fo:min-height="1.996cm" fo:min-width="2.42cm"/>
      <style:paragraph-properties style:writing-mode="lr-tb"/>
    </style:style>
    <style:style style:name="gr40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41" style:family="graphic" style:parent-style-name="standard">
      <style:graphic-properties svg:stroke-color="#666666" draw:fill-color="#999999" draw:textarea-horizontal-align="justify" draw:textarea-vertical-align="middle" draw:auto-grow-height="false" fo:min-height="2.925cm" fo:min-width="12.518cm"/>
      <style:paragraph-properties style:writing-mode="lr-tb"/>
    </style:style>
    <style:style style:name="gr42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43" style:family="graphic" style:parent-style-name="standard">
      <style:graphic-properties svg:stroke-color="#666666" draw:fill-color="#729fcf" draw:textarea-horizontal-align="justify" draw:textarea-vertical-align="middle" draw:auto-grow-height="false" fo:min-height="2.29cm" fo:min-width="12.518cm"/>
      <style:paragraph-properties style:writing-mode="lr-tb"/>
    </style:style>
    <style:style style:name="gr44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45" style:family="graphic" style:parent-style-name="standard" style:list-style-name="L1">
      <style:graphic-properties svg:stroke-color="#afd095" draw:fill-color="#03042e" draw:textarea-horizontal-align="justify" draw:textarea-vertical-align="middle" draw:auto-grow-height="false" fo:min-height="0.702cm" fo:min-width="8.708cm"/>
      <style:paragraph-properties style:writing-mode="lr-tb"/>
    </style:style>
    <style:style style:name="gr46" style:family="graphic" style:parent-style-name="standard" style:list-style-name="L1">
      <style:graphic-properties svg:stroke-color="#a7074b"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47" style:family="graphic" style:parent-style-name="standard">
      <style:graphic-properties svg:stroke-color="#861141" draw:fill-color="#861141" draw:textarea-horizontal-align="justify" draw:textarea-vertical-align="middle" draw:auto-grow-height="false" fo:min-height="1.019cm" fo:min-width="3.077cm"/>
      <style:paragraph-properties style:writing-mode="lr-tb"/>
    </style:style>
    <style:style style:name="gr48" style:family="graphic" style:parent-style-name="standard">
      <style:graphic-properties svg:stroke-color="#333333" draw:fill-color="#d62e4e" draw:textarea-horizontal-align="justify" draw:textarea-vertical-align="middle" draw:auto-grow-height="false" fo:min-height="1.972cm" fo:min-width="3.94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03042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81d41a"/>
      <style:paragraph-properties fo:margin-left="0cm" fo:margin-right="0cm" fo:margin-top="0cm" fo:margin-bottom="0cm" fo:line-height="100%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00a933"/>
      <style:paragraph-properties fo:text-align="center" style:writing-mode="lr-tb"/>
    </style:style>
    <style:style style:name="P9" style:family="paragraph">
      <loext:graphic-properties draw:fill-color="#861141"/>
      <style:paragraph-properties fo:text-align="center" style:writing-mode="lr-tb"/>
    </style:style>
    <style:style style:name="P10" style:family="paragraph">
      <loext:graphic-properties draw:fill-color="#1c1c1c"/>
      <style:paragraph-properties fo:text-align="center" style:writing-mode="lr-tb"/>
    </style:style>
    <style:style style:name="P11" style:family="paragraph">
      <loext:graphic-properties draw:fill="none" draw:fill-color="#ff972f"/>
      <style:paragraph-properties fo:text-align="center"/>
    </style:style>
    <style:style style:name="P12" style:family="paragraph">
      <loext:graphic-properties draw:fill-color="#8e86ae"/>
      <style:paragraph-properties fo:text-align="center" style:writing-mode="lr-tb"/>
    </style:style>
    <style:style style:name="P13" style:family="paragraph">
      <loext:graphic-properties draw:fill-color="#ffbf00"/>
      <style:paragraph-properties fo:text-align="center" style:writing-mode="lr-tb"/>
    </style:style>
    <style:style style:name="P14" style:family="paragraph">
      <loext:graphic-properties draw:fill-color="#d62e4e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16" style:family="paragraph">
      <loext:graphic-properties draw:fill-color="#03042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17" style:family="paragraph">
      <style:paragraph-properties fo:text-align="center" style:writing-mode="lr-tb"/>
      <style:text-properties fo:font-size="10pt"/>
    </style:style>
    <style:style style:name="P18" style:family="paragraph">
      <loext:graphic-properties draw:fill-color="#b4c7dc"/>
      <style:paragraph-properties fo:text-align="center" style:writing-mode="lr-tb"/>
      <style:text-properties fo:font-size="10pt"/>
    </style:style>
    <style:style style:name="P19" style:family="paragraph">
      <loext:graphic-properties draw:fill-color="#1c1c1c"/>
      <style:paragraph-properties fo:text-align="center" style:writing-mode="lr-tb"/>
      <style:text-properties fo:font-size="10pt"/>
    </style:style>
    <style:style style:name="P20" style:family="paragraph">
      <loext:graphic-properties draw:fill-color="#8e86ae"/>
      <style:paragraph-properties fo:text-align="center" style:writing-mode="lr-tb"/>
      <style:text-properties fo:font-size="10pt"/>
    </style:style>
    <style:style style:name="P21" style:family="paragraph">
      <loext:graphic-properties draw:fill-color="#ffbf00"/>
      <style:paragraph-properties fo:text-align="center" style:writing-mode="lr-tb"/>
      <style:text-properties fo:font-size="10pt"/>
    </style:style>
    <style:style style:name="P22" style:family="paragraph">
      <loext:graphic-properties draw:fill-color="#00a933"/>
      <style:paragraph-properties fo:text-align="center" style:writing-mode="lr-tb"/>
      <style:text-properties fo:font-size="10pt"/>
    </style:style>
    <style:style style:name="P23" style:family="paragraph">
      <loext:graphic-properties draw:fill-color="#861141"/>
      <style:paragraph-properties fo:text-align="center" style:writing-mode="lr-tb"/>
      <style:text-properties fo:font-size="10pt"/>
    </style:style>
    <style:style style:name="P24" style:family="paragraph">
      <loext:graphic-properties draw:fill-color="#729fcf"/>
      <style:paragraph-properties fo:text-align="center" style:writing-mode="lr-tb"/>
    </style:style>
    <style:style style:name="P25" style:family="paragraph">
      <loext:graphic-properties draw:fill-color="#d62e4e"/>
      <style:paragraph-properties fo:text-align="center" style:writing-mode="lr-tb"/>
      <style:text-properties fo:font-size="10pt"/>
    </style:style>
    <style:style style:name="P26" style:family="paragraph">
      <loext:graphic-properties draw:fill-color="#729fcf"/>
      <style:paragraph-properties fo:text-align="center" style:writing-mode="lr-tb"/>
      <style:text-properties fo:font-size="10pt"/>
    </style:style>
    <style:style style:name="P27" style:family="paragraph">
      <loext:graphic-properties draw:fill-color="#ffa6a6"/>
      <style:paragraph-properties fo:text-align="center" style:writing-mode="lr-tb"/>
    </style:style>
    <style:style style:name="P28" style:family="paragraph">
      <loext:graphic-properties draw:fill-color="#f10d0c"/>
      <style:paragraph-properties fo:text-align="center" style:writing-mode="lr-tb"/>
    </style:style>
    <style:style style:name="P29" style:family="paragraph">
      <loext:graphic-properties draw:fill-color="#2a6099"/>
      <style:paragraph-properties fo:text-align="center" style:writing-mode="lr-tb"/>
    </style:style>
    <style:style style:name="P30" style:family="paragraph">
      <loext:graphic-properties draw:fill-color="#999999"/>
      <style:paragraph-properties fo:text-align="center" style:writing-mode="lr-tb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08cm" svg:height="0.952cm" svg:x="3.222cm" svg:y="1.317cm">
          <text:p text:style-name="P1">ens1 || ens2 &amp;&amp; ens3 = (ens1 || ens2) &amp;&amp; ens3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4.923cm" svg:height="0.962cm" svg:x="12.747cm" svg:y="5.127cm">
          <draw:text-box>
            <text:p text:style-name="P3"><text:span text:style-name="T1"><text:s/></text:span>cmd1 || cmd2 &amp;&amp; cmd3 = (cmd1 || cmd2) &amp;&amp; cmd3</text:p>
          </draw:text-box>
        </draw:frame>
        <draw:custom-shape draw:style-name="gr3" draw:text-style-name="P6" draw:layer="layout" svg:width="2.54cm" svg:height="1.27cm" svg:x="6.714cm" svg:y="4.809cm">
          <text:p text:style-name="P5">ens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3.857cm" svg:y="7.349cm">
          <text:p text:style-name="P5">ens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9.889cm" svg:y="7.349cm">
          <text:p text:style-name="P5">ens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7.984cm" svg:y="9.889cm">
          <text:p text:style-name="P5">ens3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349cm" svg:y1="6.079cm" svg:x2="5.444cm" svg:y2="7.349cm">
          <text:p/>
        </draw:line>
        <draw:line draw:style-name="gr7" draw:text-style-name="P7" draw:layer="layout" svg:x1="10.524cm" svg:y1="8.619cm" svg:x2="9.254cm" svg:y2="9.889cm">
          <text:p/>
        </draw:line>
        <draw:line draw:style-name="gr8" draw:text-style-name="P7" draw:layer="layout" svg:x1="8.619cm" svg:y1="6.079cm" svg:x2="10.842cm" svg:y2="7.349cm">
          <text:p/>
        </draw:line>
        <draw:custom-shape draw:style-name="gr9" draw:text-style-name="P8" draw:layer="layout" svg:width="4.763cm" svg:height="0.635cm" svg:x="1.317cm" svg:y="6.079cm">
          <text:p text:style-name="P5"><text:span text:style-name="T2">Exec ens1 ok </text:span>-&gt; faire left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763cm" svg:height="0.635cm" svg:x="6.648cm" svg:y="8.937cm">
          <text:p text:style-name="P5"><text:span text:style-name="T2">Exec ens2 ok </text:span>-&gt; faire lef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9.572cm" svg:y="5.762cm">
          <text:p text:style-name="P5"><text:span text:style-name="T2">Exec ens1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127cm" svg:y1="8.619cm" svg:x2="5.127cm" svg:y2="9.572cm">
          <text:p/>
        </draw:line>
        <draw:line draw:style-name="gr12" draw:text-style-name="P7" draw:layer="layout" svg:x1="12.112cm" svg:y1="8.619cm" svg:x2="12.112cm" svg:y2="13.065cm">
          <text:p/>
        </draw:line>
        <draw:line draw:style-name="gr11" draw:text-style-name="P7" draw:layer="layout" svg:x1="9.254cm" svg:y1="11.159cm" svg:x2="9.254cm" svg:y2="12.112cm">
          <text:p/>
        </draw:line>
        <draw:custom-shape draw:style-name="gr13" draw:text-style-name="P10" draw:layer="layout" svg:width="1.27cm" svg:height="0.952cm" svg:x="4.492cm" svg:y="9.572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27cm" svg:height="0.952cm" svg:x="8.619cm" svg:y="12.112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7cm" svg:height="0.952cm" svg:x="11.477cm" svg:y="13.065cm">
          <text:p text:style-name="P5">END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4.97cm" svg:y1="1cm" svg:x2="14.97cm" svg:y2="17.827cm">
          <text:p/>
        </draw:line>
        <draw:custom-shape draw:style-name="gr16" draw:text-style-name="P2" draw:layer="layout" svg:width="9.208cm" svg:height="0.952cm" svg:x="17.509cm" svg:y="1.318cm">
          <text:p text:style-name="P1">ens1 || (ens2 &amp;&amp; ens3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20.522cm" svg:y="4.81cm">
          <text:p text:style-name="P5">ens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23.697cm" svg:y="7.35cm">
          <text:p text:style-name="P5">ens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21.792cm" svg:y="9.89cm">
          <text:p text:style-name="P5">ens3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1.157cm" svg:y1="6.08cm" svg:x2="19.252cm" svg:y2="7.35cm">
          <text:p/>
        </draw:line>
        <draw:line draw:style-name="gr7" draw:text-style-name="P7" draw:layer="layout" svg:x1="24.332cm" svg:y1="8.62cm" svg:x2="23.062cm" svg:y2="9.89cm">
          <text:p/>
        </draw:line>
        <draw:line draw:style-name="gr8" draw:text-style-name="P7" draw:layer="layout" svg:x1="22.427cm" svg:y1="6.08cm" svg:x2="24.65cm" svg:y2="7.35cm">
          <text:p/>
        </draw:line>
        <draw:custom-shape draw:style-name="gr9" draw:text-style-name="P8" draw:layer="layout" svg:width="4.763cm" svg:height="0.635cm" svg:x="15.527cm" svg:y="6.397cm">
          <text:p text:style-name="P5"><text:span text:style-name="T2">Exec ens1 ok </text:span>-&gt; faire left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763cm" svg:height="0.635cm" svg:x="20.456cm" svg:y="8.938cm">
          <text:p text:style-name="P5"><text:span text:style-name="T2">Exec ens2 ok </text:span>-&gt; faire lef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23.38cm" svg:y="5.763cm">
          <text:p text:style-name="P5"><text:span text:style-name="T2">Exec ens1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25.92cm" svg:y1="8.62cm" svg:x2="26.004cm" svg:y2="13.065cm">
          <text:p/>
        </draw:line>
        <draw:line draw:style-name="gr11" draw:text-style-name="P7" draw:layer="layout" svg:x1="23.062cm" svg:y1="11.16cm" svg:x2="23.062cm" svg:y2="12.113cm">
          <text:p/>
        </draw:line>
        <draw:custom-shape draw:style-name="gr17" draw:text-style-name="P8" draw:layer="layout" svg:width="1.27cm" svg:height="0.952cm" svg:x="18.384cm" svg:y="7.35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27cm" svg:height="0.952cm" svg:x="22.427cm" svg:y="12.113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7cm" svg:height="0.952cm" svg:x="25.369cm" svg:y="13.065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10.758cm" svg:y="9.89cm">
          <text:p text:style-name="P5"><text:span text:style-name="T2">Exec ens2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24.495cm" svg:y="11.16cm">
          <text:p text:style-name="P5"><text:span text:style-name="T2">Exec ens2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3.177cm" svg:height="2.173cm" svg:x="3.54cm" svg:y="17.827cm">
          <text:p text:style-name="P5">Lexique :</text:p>
          <text:p text:style-name="P5">|| =&gt; OU</text:p>
          <text:p text:style-name="P5">&amp;&amp; =&gt; ET</text:p>
          <text:p text:style-name="P5">Ens peut prendre une cmd ou un ensemble de cmd reliees par des pipes, avec ou sans infile et/ou outfile,</text:p>
          <text:p text:style-name="P1"><text:span text:style-name="T2">soit : Ens = cmd ou Ens = cmd1 | cmd 2 | cmd 3 … ou &lt; infile cmd1 | cmd2... ou cmd1 | cmd2… &gt; outfile ou &lt; infile cmd1 | cmd2... &gt; outfile 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98cm" svg:height="3.493cm" svg:x="12.195cm" svg:y="14.017cm">
          <text:p text:style-name="P5">PS : l exec d’un ens est consideree SUCESS si la derniere cmd de l’ens a pu s exec avec su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6.985cm" svg:height="2.222cm" svg:x="11.477cm" svg:y="2.905cm">
          <text:p text:style-name="P5">PARSING ET EXE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1" draw:text-style-name="P16" draw:layer="layout" svg:width="9.208cm" svg:height="0.952cm" svg:x="3.222cm" svg:y="1.317cm">
          <text:p text:style-name="P15"><text:span text:style-name="T3">&lt; infile ens1 || ens2 &gt; out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.54cm" svg:height="1.27cm" svg:x="6.714cm" svg:y="4.809cm">
          <text:p text:style-name="P17"><text:span text:style-name="T3">&lt; infile ens1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349cm" svg:y1="6.079cm" svg:x2="5.444cm" svg:y2="7.349cm">
          <text:p/>
        </draw:line>
        <draw:line draw:style-name="gr8" draw:text-style-name="P7" draw:layer="layout" svg:x1="8.619cm" svg:y1="6.079cm" svg:x2="10.842cm" svg:y2="7.349cm">
          <text:p/>
        </draw:line>
        <draw:line draw:style-name="gr11" draw:text-style-name="P7" draw:layer="layout" svg:x1="11.477cm" svg:y1="8.62cm" svg:x2="11.477cm" svg:y2="9.573cm">
          <text:p/>
        </draw:line>
        <draw:custom-shape draw:style-name="gr13" draw:text-style-name="P19" draw:layer="layout" svg:width="1.27cm" svg:height="0.952cm" svg:x="10.842cm" svg:y="9.573cm">
          <text:p text:style-name="P17"><text:span text:style-name="T3">END</text:span>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4.97cm" svg:y1="1cm" svg:x2="14.97cm" svg:y2="17.827cm">
          <text:p/>
        </draw:line>
        <draw:custom-shape draw:style-name="gr22" draw:text-style-name="P20" draw:layer="layout" svg:width="12.065cm" svg:height="2.173cm" svg:x="8.937cm" svg:y="17.827cm">
          <text:p text:style-name="P17"><text:span text:style-name="T3">Lexique :</text:span></text:p>
          <text:p text:style-name="P17"><text:span text:style-name="T3">|| =&gt; OU</text:span></text:p>
          <text:p text:style-name="P17"><text:span text:style-name="T3">&amp;&amp; =&gt; ET</text:span></text:p>
          <text:p text:style-name="P17"><text:span text:style-name="T3">Ens peut prendre une cmd ou un ensemble de cmd reliees par des pipes, soit : Ens = cmd ou Ens = cmd1 | cmd 2 | cmd 3 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398cm" svg:height="3.493cm" svg:x="12.195cm" svg:y="14.017cm">
          <text:p text:style-name="P17"><text:span text:style-name="T3">PS : l exec d’un ens est consideree SUCESS si la derniere cmd de l’ens a pu s exec avec su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draw:layer="layout" svg:width="4.763cm" svg:height="0.635cm" svg:x="1.69cm" svg:y="6.203cm">
          <text:p text:style-name="P17"><text:span text:style-name="T2">OK </text:span><text:span text:style-name="T3">-&gt; faire lef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27cm" svg:height="0.952cm" svg:x="4.492cm" svg:y="7.35cm">
          <text:p text:style-name="P17"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857cm" svg:height="1.27cm" svg:x="9.89cm" svg:y="7.35cm">
          <text:p text:style-name="P17"><text:span text:style-name="T3">ens2 &gt; out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4.212cm" svg:height="1.269cm" svg:x="9.572cm" svg:y="5.446cm">
          <text:p text:style-name="P17"><text:span text:style-name="T2">KO </text:span><text:span text:style-name="T3">-&gt; Imprimmer </text:span></text:p>
          <text:p text:style-name="P17"><text:span text:style-name="T3">erreur -&gt; faire right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445cm" svg:height="1.904cm" svg:x="12.747cm" svg:y="11.161cm">
          <text:p text:style-name="P5">PARSING ET EXEC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208cm" svg:height="0.952cm" svg:x="17.509cm" svg:y="1.318cm">
          <text:p text:style-name="P15"><text:span text:style-name="T3">&lt; infile cmd1 &gt; outfile | cmd2 &amp;&amp; cmd3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3.018cm" svg:height="3.175cm" svg:x="15.287cm" svg:y="2.587cm">
          <text:p text:style-name="P5">1.Cmd1 et cmd2 s execute en meme temps</text:p>
          <text:p text:style-name="P5">2.Si cmd1 ET cmd2 SUCCEED =&gt; exec de cmd3 APRES la fin d exec de cmd1 et de cmd2</text:p>
          <text:p text:style-name="P5">3. Si cmd 1 fail mais que cmd2 succeed, exec de cmd3</text:p>
          <text:p text:style-name="P1"><text:span text:style-name="T2">4.</text:span>Si cmd 2 fail mais que cmd1 succeed, PAS d’exec de cmd3</text:p>
          <text:p text:style-name="P1"/>
          <text:p text:style-name="P1">=&gt; Schema a faire ////// ps cas a ne pas gerer cf suje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line draw:style-name="gr27" draw:text-style-name="P11" draw:layer="layout" svg:x1="14.85cm" svg:y1="1cm" svg:x2="14.85cm" svg:y2="20cm">
          <text:p/>
        </draw:line>
        <draw:custom-shape draw:style-name="gr19" draw:text-style-name="P13" draw:layer="layout" svg:width="5.398cm" svg:height="3.493cm" svg:x="12.151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12.065cm" svg:height="2.808cm" svg:x="8.818cm" svg:y="17.192cm">
          <text:p text:style-name="P17"><text:span text:style-name="T3">Lexique :</text:span></text:p>
          <text:p text:style-name="P17"><text:span text:style-name="T3"/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9.208cm" svg:height="0.952cm" svg:x="17.192cm" svg:y="1.318cm">
          <text:p text:style-name="P15"><text:span text:style-name="T3">Prenom 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23cm" svg:height="1.587cm" svg:x="13.739cm" svg:y="1cm">
          <text:p text:style-name="P17"><text:span text:style-name="T3">PARTAGE PARSING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9.208cm" svg:height="0.952cm" svg:x="2.905cm" svg:y="1.317cm">
          <text:p text:style-name="P15"><text:span text:style-name="T3">Prenom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3.018cm" svg:height="3.81cm" svg:x="1.317cm" svg:y="2.587cm">
          <text:p text:style-name="P5">1.Gerer les erreurs de syntaxe :</text:p>
          <text:p text:style-name="P5">- Single chevron non suivi d une chaine de caractere (voir slide 4)</text:p>
          <text:p text:style-name="P1"><text:span text:style-name="T2">- Double chevron </text:span>non suivi d une chaine de caractere </text:p>
          <text:p text:style-name="P5">- Nb de quote ou de double quote impair</text:p>
          <text:p text:style-name="P5">-Nb de quote et double quote pair mais pas ferme correctement comme ceci par ex : " ' Bravo " '</text:p>
          <text:p text:style-name="P5">-check parenthese</text:p>
          <text:p text:style-name="P5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13.018cm" svg:height="3.81cm" svg:x="15.287cm" svg:y="2.587cm">
          <text:p text:style-name="P17"><text:span text:style-name="T3">1. Nouveau split avec gestion quotes et double qu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13.018cm" svg:height="3.81cm" svg:x="8.302cm" svg:y="9.572cm">
          <text:p text:style-name="P17"><text:span text:style-name="T3">1. Gestion de l’expand : Interpreter le $ ou non selon pas de quote, single quote, double quo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line draw:style-name="gr27" draw:text-style-name="P11" draw:layer="layout" svg:x1="14.85cm" svg:y1="1cm" svg:x2="14.85cm" svg:y2="20cm">
          <text:p/>
        </draw:line>
        <draw:custom-shape draw:style-name="gr19" draw:text-style-name="P13" draw:layer="layout" svg:width="5.398cm" svg:height="3.493cm" svg:x="12.151cm" svg:y="13.382cm">
          <text:p text:style-name="P5">PS : l exec d’un ens est consideree SUCESS si la derniere cmd de l’ens a pu s exec avec su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2.065cm" svg:height="2.808cm" svg:x="8.818cm" svg:y="17.192cm">
          <text:p text:style-name="P5">Lexique :</text:p>
          <text:p text:style-name="P5">&lt; : Indique l ‘infile depuis lequel lire, l’argument qui suit sera toujours considere comme le nom du fichier a open en O_RDONLY;</text:p>
          <text:p text:style-name="P1">&gt; : Indique l ‘outfile vers lequel ecrire, l’argument qui suit sera toujours considere comme le nom du fichier a open en O_WRONLY | O_CREAT;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cm" svg:y1="8.937cm" svg:x2="14.97cm" svg:y2="8.937cm">
          <text:p/>
        </draw:line>
        <draw:line draw:style-name="gr33" draw:text-style-name="P11" draw:layer="layout" svg:x1="14.97cm" svg:y1="8.937cm" svg:x2="28.7cm" svg:y2="8.937cm">
          <text:p/>
        </draw:line>
        <draw:custom-shape draw:style-name="gr34" draw:text-style-name="P2" draw:layer="layout" svg:width="9.208cm" svg:height="0.952cm" svg:x="17.192cm" svg:y="1.318cm">
          <text:p text:style-name="P1">&lt; infile ens1 &gt; 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3.018cm" svg:height="3.175cm" svg:x="15.287cm" svg:y="2.587cm">
          <text:p text:style-name="P5">Cas d erreur a traiter dans le parsing : le chevron &gt; DOIT TJRS ETRE SUIVI d’une chaine de caractere : </text:p>
          <text:p text:style-name="P5">ERREURS A RENVOYER (non exaustif) :</text:p>
          <text:p text:style-name="P5"><text:s/>&gt; : bash: syntax error near unexpected token `newline'</text:p>
          <text:p text:style-name="P1"><text:span text:style-name="T2">&lt; infile ens &gt; : bash: </text:span>syntax error near unexpected token `newline'</text:p>
          <text:p text:style-name="P1">&lt; infiiiile sleep 1 &gt; || ls : bash: bash: syntax error near unexpected token `||'</text:p>
          <text:p text:style-name="P1">(&lt; infiiiile sleep 1 &gt;) || ls : <text:s/>bash: syntax error near unexpected token `)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5.398cm" svg:height="3.176cm" svg:x="23.225cm" svg:y="5.762cm">
          <text:p text:style-name="P5">PS : L’erreur est la meme, que le nom de l’infile soit valide ou n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5.398cm" svg:height="3.176cm" svg:x="14.976cm" svg:y="5.762cm">
          <text:p text:style-name="P5">PS : L’erreur est la meme, qu’il y est un espace entre le chevron et la parenthese ou n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1" draw:layer="layout" svg:x1="18.462cm" svg:y1="6.159cm" svg:x2="19.091cm" svg:y2="5.445cm">
          <text:p/>
        </draw:line>
        <draw:custom-shape draw:style-name="gr39" draw:text-style-name="P29" draw:layer="layout" svg:width="4.128cm" svg:height="3.176cm" svg:x="19.732cm" svg:y="5.762cm">
          <text:p text:style-name="P5">PS : Meme regle pour le chevron &lt;</text:p>
          <text:p text:style-name="P5">Erreurs a renvoyer a te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23cm" svg:height="1.587cm" svg:x="13.739cm" svg:y="1cm">
          <text:p text:style-name="P5">PARSING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9.208cm" svg:height="0.952cm" svg:x="2.905cm" svg:y="1.317cm">
          <text:p text:style-name="P15"><text:span text:style-name="T3">CREER NODE ARBRE BINAIR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3.018cm" svg:height="3.81cm" svg:x="1.317cm" svg:y="2.587cm">
          <text:p text:style-name="P5">Le void * du node doit contenir une chaine de caractere commencant par un infile, suivi d une ou plusieurs cmd et terminant par un outfile:</text:p>
          <text:p text:style-name="P5"/>
          <text:p text:style-name="P5">=&gt; Si pas de infile, mettre en premier argument /dev/stdin</text:p>
          <text:p text:style-name="P1">=&gt; Si pas de outfile, mettre en dernier argument /dev/stdout</text:p>
          <text:p text:style-name="P1"/>
          <text:p text:style-name="P1">=&gt; Supprimer les pipes et chevrons simples</text:p>
          <text:p text:style-name="P1"/>
          <text:p text:style-name="P1">NON FIN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0" draw:layer="layout" svg:width="13.018cm" svg:height="3.175cm" svg:x="15.604cm" svg:y="9.89cm">
          <text:p text:style-name="P5">A GERER : </text:p>
          <text:p text:style-name="P5">1. avec ou sans outfile le resultat n est pas le meme :</text:p>
          <text:p text:style-name="P5">&lt; infile ls &gt; out | &lt; out grep in =&gt; le pipe ici represente un fork ?? pas a gerer mais a tester x pas de ssegfault</text:p>
          <text:p text:style-name="P5">2. si pas d’espace apres un “ &gt; c est considerer comme le meme mot : ex “echo”Bravo = echoBra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9.208cm" svg:height="0.952cm" svg:x="3.222cm" svg:y="9.255cm">
          <text:p text:style-name="P15"><text:span text:style-name="T3">Operateur de minishell</text:span>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13.018cm" svg:height="2.54cm" svg:x="1.368cm" svg:y="10.664cm">
          <text:p text:style-name="P5">&amp;&amp;</text:p>
          <text:p text:style-name="P5">||</text:p>
          <text:p text:style-name="P5">()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27" draw:text-style-name="P11" draw:layer="layout" svg:x1="14.85cm" svg:y1="1cm" svg:x2="14.85cm" svg:y2="20cm">
          <text:p/>
        </draw:line>
        <draw:custom-shape draw:style-name="gr44" draw:text-style-name="P2" draw:layer="layout" svg:width="9.208cm" svg:height="0.952cm" svg:x="3.222cm" svg:y="1.317cm">
          <text:p text:style-name="P1">&lt; infile ens1 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6.947cm" svg:y="2.905cm">
          <text:p text:style-name="P5">&lt; infil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4.09cm" svg:y="5.445cm">
          <text:p text:style-name="P5">ens1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582cm" svg:y1="4.175cm" svg:x2="5.677cm" svg:y2="5.445cm">
          <text:p/>
        </draw:line>
        <draw:line draw:style-name="gr8" draw:text-style-name="P7" draw:layer="layout" svg:x1="8.852cm" svg:y1="4.175cm" svg:x2="11.075cm" svg:y2="5.445cm">
          <text:p/>
        </draw:line>
        <draw:custom-shape draw:style-name="gr9" draw:text-style-name="P8" draw:layer="layout" svg:width="4.763cm" svg:height="0.635cm" svg:x="1.55cm" svg:y="4.175cm">
          <text:p text:style-name="P5"><text:span text:style-name="T2">Open infile ok </text:span>-&gt; faire lef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9.805cm" svg:y="3.858cm">
          <text:p text:style-name="P5"><text:span text:style-name="T2">Open infile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36cm" svg:y1="6.715cm" svg:x2="5.36cm" svg:y2="7.668cm">
          <text:p/>
        </draw:line>
        <draw:custom-shape draw:style-name="gr13" draw:text-style-name="P10" draw:layer="layout" svg:width="1.27cm" svg:height="0.952cm" svg:x="4.725cm" svg:y="7.668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7cm" svg:height="0.952cm" svg:x="10.44cm" svg:y="5.446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398cm" svg:height="3.493cm" svg:x="12.151cm" svg:y="13.382cm">
          <text:p text:style-name="P5">PS : l exec d’un ens est consideree SUCESS si la derniere cmd de l’ens a pu s exec avec su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2.065cm" svg:height="2.808cm" svg:x="8.937cm" svg:y="17.192cm">
          <text:p text:style-name="P5">Lexique :</text:p>
          <text:p text:style-name="P5">&lt; : Indique l ‘infile depuis lequel lire, l’argument qui suit sera toujours considere comme le nom du fichier a open en O_RDONLY;</text:p>
          <text:p text:style-name="P1">&gt; : Indique l ‘outfile vers lequel ecrire, l’argument qui suit sera toujours considere comme le nom du fichier a open en O_WRONLY | O_CREAT;</text:p>
          <text:p text:style-name="P5">Ens peut prendre une cmd ou un ensemble de cmd reliees par des pipes, soit : Ens = cmd ou Ens = cmd1 | cmd 2 | cmd 3 …;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9.208cm" svg:height="0.952cm" svg:x="2.989cm" svg:y="9.572cm">
          <text:p text:style-name="P1">&lt; infile ens1 &gt; outfi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6.714cm" svg:y="11.16cm">
          <text:p text:style-name="P5">&lt; infile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349cm" svg:y1="12.43cm" svg:x2="5.444cm" svg:y2="13.7cm">
          <text:p/>
        </draw:line>
        <draw:line draw:style-name="gr8" draw:text-style-name="P7" draw:layer="layout" svg:x1="8.619cm" svg:y1="12.43cm" svg:x2="10.842cm" svg:y2="13.7cm">
          <text:p/>
        </draw:line>
        <draw:custom-shape draw:style-name="gr9" draw:text-style-name="P8" draw:layer="layout" svg:width="4.763cm" svg:height="0.635cm" svg:x="1.317cm" svg:y="12.43cm">
          <text:p text:style-name="P5"><text:span text:style-name="T2">Open infile ok </text:span>-&gt; faire lef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12cm" svg:height="1.269cm" svg:x="9.572cm" svg:y="12.113cm">
          <text:p text:style-name="P5"><text:span text:style-name="T2">Open infile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.667cm" svg:y1="17.51cm" svg:x2="7.667cm" svg:y2="18.463cm">
          <text:p/>
        </draw:line>
        <draw:custom-shape draw:style-name="gr13" draw:text-style-name="P10" draw:layer="layout" svg:width="1.27cm" svg:height="0.952cm" svg:x="7.032cm" svg:y="18.463cm">
          <text:p text:style-name="P5">END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7cm" svg:height="0.952cm" svg:x="10.207cm" svg:y="13.701cm">
          <text:p text:style-name="P5">END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92cm" svg:y1="14.97cm" svg:x2="2.587cm" svg:y2="16.24cm">
          <text:p/>
        </draw:line>
        <draw:custom-shape draw:style-name="gr9" draw:text-style-name="P8" draw:layer="layout" svg:width="4.763cm" svg:height="0.635cm" svg:x="1cm" svg:y="15.287cm">
          <text:p text:style-name="P5"><text:span text:style-name="T2">Exec ens1 ok </text:span>-&gt; faire lef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1cm" svg:y="16.24cm">
          <text:p text:style-name="P5">&gt; outfile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54cm" svg:height="1.27cm" svg:x="6.397cm" svg:y="16.24cm">
          <text:p text:style-name="P1">&gt; outfil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3.857cm" svg:y="13.7cm">
          <text:p text:style-name="P5">ens1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5.445cm" svg:y1="14.97cm" svg:x2="7.668cm" svg:y2="16.24cm">
          <text:p/>
        </draw:line>
        <draw:custom-shape draw:style-name="gr47" draw:text-style-name="P9" draw:layer="layout" svg:width="3.577cm" svg:height="1.269cm" svg:x="6.48cm" svg:y="14.625cm">
          <text:p text:style-name="P5"><text:span text:style-name="T2">Exec ens1 KO </text:span>-&gt; Imprimmer </text:p>
          <text:p text:style-name="P5">erreur -&gt; faire righ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.27cm" svg:y1="17.51cm" svg:x2="2.27cm" svg:y2="18.463cm">
          <text:p/>
        </draw:line>
        <draw:custom-shape draw:style-name="gr13" draw:text-style-name="P10" draw:layer="layout" svg:width="1.27cm" svg:height="0.952cm" svg:x="1.635cm" svg:y="18.463cm">
          <text:p text:style-name="P5">END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0.999cm" svg:y1="8.937cm" svg:x2="14.97cm" svg:y2="8.937cm">
          <text:p/>
        </draw:line>
        <draw:custom-shape draw:style-name="gr48" draw:text-style-name="P14" draw:layer="layout" svg:width="4.445cm" svg:height="2.222cm" svg:x="12.628cm" svg:y="1cm">
          <text:p text:style-name="P5">EXEC</text:p>
          <text:p text:style-name="P5">NE PAS INTEGRER A L’ARBRE BINAIRE</text:p>
          <text:p text:style-name="P5">Mais au fonctions d exe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faf46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1:10:46.242764676</meta:creation-date>
    <dc:date>2023-10-27T14:30:29.942058706</dc:date>
    <meta:editing-duration>PT2H25M28S</meta:editing-duration>
    <meta:editing-cycles>13</meta:editing-cycles>
    <meta:generator>LibreOffice/7.3.7.2$Linux_X86_64 LibreOffice_project/30$Build-2</meta:generator>
    <meta:document-statistic meta:object-count="114"/>
  </office:meta>
</office:document-meta>
</file>